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60">
      <style:table-cell-properties fo:background-color="#dd4814" style:text-align-source="fix" style:repeat-content="false"/>
      <style:paragraph-properties fo:text-align="start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5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5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number-columns-repeated="995" table:default-cell-style-name="ce1"/>
        <table:table-row table:style-name="ro1"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MGG_00739T0</text:p>
          </table:table-cell>
          <table:table-cell table:style-name="ce3" office:value-type="string" calcext:value-type="string">
            <text:p>MGG_01804T0</text:p>
          </table:table-cell>
          <table:table-cell table:style-name="ce3" office:value-type="string" calcext:value-type="string">
            <text:p>MGG_02741T0</text:p>
          </table:table-cell>
          <table:table-cell table:style-name="ce3" office:value-type="string" calcext:value-type="string">
            <text:p>MGG_05325T0</text:p>
          </table:table-cell>
          <table:table-cell table:style-name="ce3" office:value-type="string" calcext:value-type="string">
            <text:p>MGG_06313T0</text:p>
          </table:table-cell>
          <table:table-cell table:style-name="ce3" office:value-type="string" calcext:value-type="string">
            <text:p>MGG_06570T0</text:p>
          </table:table-cell>
          <table:table-cell table:style-name="ce3" office:value-type="string" calcext:value-type="string">
            <text:p>MGG_06881T0</text:p>
          </table:table-cell>
          <table:table-cell table:style-name="ce3" office:value-type="string" calcext:value-type="string">
            <text:p>MGG_08573T0</text:p>
          </table:table-cell>
          <table:table-cell table:style-name="ce3" office:value-type="string" calcext:value-type="string">
            <text:p>MGG_08829T0</text:p>
          </table:table-cell>
          <table:table-cell table:style-name="ce3" office:value-type="string" calcext:value-type="string">
            <text:p>MGG_09505T0</text:p>
          </table:table-cell>
          <table:table-cell table:style-name="ce3" office:value-type="string" calcext:value-type="string">
            <text:p>MGG_09536T0</text:p>
          </table:table-cell>
          <table:table-cell table:style-name="ce3" office:value-type="string" calcext:value-type="string">
            <text:p>MGG_09885T0</text:p>
          </table:table-cell>
          <table:table-cell table:style-name="ce3" office:value-type="string" calcext:value-type="string">
            <text:p>MGG_10195T0</text:p>
          </table:table-cell>
          <table:table-cell table:style-name="ce3" office:value-type="string" calcext:value-type="string">
            <text:p>MGG_10820T0</text:p>
          </table:table-cell>
          <table:table-cell table:style-name="ce3" office:value-type="string" calcext:value-type="string">
            <text:p>MGG_14293T0</text:p>
          </table:table-cell>
          <table:table-cell table:style-name="ce3" office:value-type="string" calcext:value-type="string">
            <text:p>YAL043C</text:p>
          </table:table-cell>
          <table:table-cell table:style-name="ce3" office:value-type="string" calcext:value-type="string">
            <text:p>YDR228C</text:p>
          </table:table-cell>
          <table:table-cell table:style-name="ce3" office:value-type="string" calcext:value-type="string">
            <text:p>YDR301W</text:p>
          </table:table-cell>
          <table:table-cell table:style-name="ce3" office:value-type="string" calcext:value-type="string">
            <text:p>YER133W</text:p>
          </table:table-cell>
          <table:table-cell table:style-name="ce3" office:value-type="string" calcext:value-type="string">
            <text:p>YGL044C</text:p>
          </table:table-cell>
          <table:table-cell table:style-name="ce3" office:value-type="string" calcext:value-type="string">
            <text:p>YJR093C</text:p>
          </table:table-cell>
          <table:table-cell table:style-name="ce3" office:value-type="string" calcext:value-type="string">
            <text:p>YKL059C</text:p>
          </table:table-cell>
          <table:table-cell table:style-name="ce3" office:value-type="string" calcext:value-type="string">
            <text:p>YKR002W</text:p>
          </table:table-cell>
          <table:table-cell table:style-name="ce3" office:value-type="string" calcext:value-type="string">
            <text:p>YLR115W</text:p>
          </table:table-cell>
          <table:table-cell table:style-name="ce3" office:value-type="string" calcext:value-type="string">
            <text:p>YLR277C</text:p>
          </table:table-cell>
          <table:table-cell table:style-name="ce3" office:value-type="string" calcext:value-type="string">
            <text:p>YMR061W</text:p>
          </table:table-cell>
          <table:table-cell table:style-name="ce3" office:value-type="string" calcext:value-type="string">
            <text:p>YNL317W</text:p>
          </table:table-cell>
          <table:table-cell table:style-name="ce3" office:value-type="string" calcext:value-type="string">
            <text:p>YOL123W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hbya_gossypii</text:p>
          </table:table-cell>
          <table:table-cell office:value-type="float" office:value="1E-019" calcext:value-type="float">
            <text:p>1.00E-01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office:value-type="float" office:value="1E-015" calcext:value-type="float">
            <text:p>1.00E-015</text:p>
          </table:table-cell>
          <table:table-cell table:number-columns-repeated="16"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pergillus_flav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E-017" calcext:value-type="float">
            <text:p>6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8" calcext:value-type="float">
            <text:p>3.00E-018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9E-019" calcext:value-type="float">
            <text:p>9.00E-019</text:p>
          </table:table-cell>
          <table:table-cell office:value-type="float" office:value="2E-019" calcext:value-type="float">
            <text:p>2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pergillus_fumigat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table:number-columns-repeated="14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pergillus_nidulan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E-017" calcext:value-type="float">
            <text:p>8.00E-017</text:p>
          </table:table-cell>
          <table:table-cell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float" office:value="1E-015" calcext:value-type="float">
            <text:p>1.00E-015</text:p>
          </table:table-cell>
          <table:table-cell table:number-columns-repeated="16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pergillus_niger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1E-016" calcext:value-type="float">
            <text:p>1.00E-01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pergillus_terre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8" calcext:value-type="float">
            <text:p>4.00E-018</text:p>
          </table:table-cell>
          <table:table-cell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office:value-type="float" office:value="7E-017" calcext:value-type="float">
            <text:p>7.00E-017</text:p>
          </table:table-cell>
          <table:table-cell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office:value-type="float" office:value="1E-019" calcext:value-type="float">
            <text:p>1.00E-01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20" calcext:value-type="float">
            <text:p>5.00E-020</text:p>
          </table:table-cell>
          <table:table-cell office:value-type="string" calcext:value-type="string">
            <text:p>NO</text:p>
          </table:table-cell>
          <table:table-cell office:value-type="float" office:value="6E-020" calcext:value-type="float">
            <text:p>6.00E-02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E-017" calcext:value-type="float">
            <text:p>3.00E-01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lumeria_graminis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7E-018" calcext:value-type="float">
            <text:p>7.00E-018</text:p>
          </table:table-cell>
          <table:table-cell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office:value-type="float" office:value="8E-017" calcext:value-type="float">
            <text:p>8.00E-017</text:p>
          </table:table-cell>
          <table:table-cell table:number-columns-repeated="18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tryotinia_fuckeliana</text:p>
          </table:table-cell>
          <table:table-cell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office:value-type="string" calcext:value-type="string">
            <text:p>NO</text:p>
          </table:table-cell>
          <table:table-cell office:value-type="float" office:value="5E-017" calcext:value-type="float">
            <text:p>5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float" office:value="5E-017" calcext:value-type="float">
            <text:p>5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E-020" calcext:value-type="float">
            <text:p>5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7E-018" calcext:value-type="float">
            <text:p>7.00E-018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eumannomyces_gramin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E-017" calcext:value-type="float">
            <text:p>9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8" calcext:value-type="float">
            <text:p>2.00E-018</text:p>
          </table:table-cell>
          <table:table-cell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float" office:value="7E-017" calcext:value-type="float">
            <text:p>7.00E-01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4E-018" calcext:value-type="float">
            <text:p>4.00E-018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bberella_moniliformis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float" office:value="2E-017" calcext:value-type="float">
            <text:p>2.00E-01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E-018" calcext:value-type="float">
            <text:p>2.00E-018</text:p>
          </table:table-cell>
          <table:table-cell table:number-columns-repeated="12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bberella_zeae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office:value-type="float" office:value="2E-019" calcext:value-type="float">
            <text:p>2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lomerella_graminicola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9E-017" calcext:value-type="float">
            <text:p>9.00E-017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2E-018" calcext:value-type="float">
            <text:p>2.00E-01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7E-018" calcext:value-type="float">
            <text:p>7.00E-018</text:p>
          </table:table-cell>
          <table:table-cell office:value-type="float" office:value="7E-019" calcext:value-type="float">
            <text:p>7.00E-019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ptosphaeria_maculan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4E-019" calcext:value-type="float">
            <text:p>4.00E-019</text:p>
          </table:table-cell>
          <table:table-cell table:number-columns-repeated="13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float" office:value="1E-016" calcext:value-type="float">
            <text:p>1.00E-016</text:p>
          </table:table-cell>
          <table:table-cell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office:value-type="float" office:value="6E-016" calcext:value-type="float">
            <text:p>6.00E-01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gnaporthe_oryza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8" calcext:value-type="float">
            <text:p>2.00E-018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9E-018" calcext:value-type="float">
            <text:p>9.00E-01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table:number-columns-repeated="12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gnaporthe_po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7" calcext:value-type="float">
            <text:p>1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8" calcext:value-type="float">
            <text:p>2.00E-018</text:p>
          </table:table-cell>
          <table:table-cell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office:value-type="float" office:value="2E-016" calcext:value-type="float">
            <text:p>2.00E-016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3E-018" calcext:value-type="float">
            <text:p>3.00E-018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6E-017" calcext:value-type="float">
            <text:p>6.00E-017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lampsora_laricipopul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E-016" calcext:value-type="float">
            <text:p>9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6" calcext:value-type="float">
            <text:p>6.00E-01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E-016" calcext:value-type="float">
            <text:p>5.00E-016</text:p>
          </table:table-cell>
          <table:table-cell table:number-columns-repeated="18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crobotryum_violace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6" calcext:value-type="float">
            <text:p>6.00E-016</text:p>
          </table:table-cell>
          <table:table-cell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float" office:value="1E-018" calcext:value-type="float">
            <text:p>1.00E-018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4E-017" calcext:value-type="float">
            <text:p>4.00E-017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osartorya_fischer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urospora_crassa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9E-018" calcext:value-type="float">
            <text:p>9.00E-01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2E-019" calcext:value-type="float">
            <text:p>2.00E-019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haeosphaeria_nodor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18" calcext:value-type="float">
            <text:p>5.00E-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16" calcext:value-type="float">
            <text:p>9.00E-016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7E-016" calcext:value-type="float">
            <text:p>7.00E-01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7" calcext:value-type="float">
            <text:p>6.00E-01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7" calcext:value-type="float">
            <text:p>1.00E-01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ccinia_gramin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E-015" calcext:value-type="float">
            <text:p>1.00E-015</text:p>
          </table:table-cell>
          <table:table-cell office:value-type="float" office:value="6E-019" calcext:value-type="float">
            <text:p>6.00E-019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8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ccinia_triticina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6E-016" calcext:value-type="float">
            <text:p>6.00E-01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E-016" calcext:value-type="float">
            <text:p>2.00E-01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table:number-columns-repeated="14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yrenophora_ter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office:value-type="float" office:value="9E-016" calcext:value-type="float">
            <text:p>9.00E-01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float" office:value="2E-019" calcext:value-type="float">
            <text:p>2.00E-019</text:p>
          </table:table-cell>
          <table:table-cell office:value-type="float" office:value="7E-019" calcext:value-type="float">
            <text:p>7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7" calcext:value-type="float">
            <text:p>4.00E-017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yrenophora_triticirepent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float" office:value="2E-017" calcext:value-type="float">
            <text:p>2.00E-01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office:value-type="float" office:value="1E-015" calcext:value-type="float">
            <text:p>1.00E-01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ccharomyces_cerevisia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5E-017" calcext:value-type="float">
            <text:p>5.00E-017</text:p>
          </table:table-cell>
          <table:table-cell office:value-type="float" office:value="8E-016" calcext:value-type="float">
            <text:p>8.00E-016</text:p>
          </table:table-cell>
          <table:table-cell office:value-type="float" office:value="9E-016" calcext:value-type="float">
            <text:p>9.00E-016</text:p>
          </table:table-cell>
          <table:table-cell office:value-type="float" office:value="6E-018" calcext:value-type="float">
            <text:p>6.00E-01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E-018" calcext:value-type="float">
            <text:p>3.00E-018</text:p>
          </table:table-cell>
          <table:table-cell table:number-columns-repeated="14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izosaccharomyces_cryophil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8" calcext:value-type="float">
            <text:p>6.00E-018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2E-016" calcext:value-type="float">
            <text:p>2.00E-016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float" office:value="1E-017" calcext:value-type="float">
            <text:p>1.00E-01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izosaccharomyces_japonicus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5E-019" calcext:value-type="float">
            <text:p>5.00E-019</text:p>
          </table:table-cell>
          <table:table-cell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float" office:value="4E-018" calcext:value-type="float">
            <text:p>4.00E-01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7E-017" calcext:value-type="float">
            <text:p>7.00E-017</text:p>
          </table:table-cell>
          <table:table-cell office:value-type="float" office:value="4E-019" calcext:value-type="float">
            <text:p>4.00E-019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izosaccharomyces_octospor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8" calcext:value-type="float">
            <text:p>4.00E-018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8E-019" calcext:value-type="float">
            <text:p>8.00E-019</text:p>
          </table:table-cell>
          <table:table-cell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16" calcext:value-type="float">
            <text:p>9.00E-016</text:p>
          </table:table-cell>
          <table:table-cell office:value-type="float" office:value="7E-020" calcext:value-type="float">
            <text:p>7.00E-020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4E-016" calcext:value-type="float">
            <text:p>4.00E-01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izosaccharomyces_pombe</text:p>
          </table:table-cell>
          <table:table-cell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7" calcext:value-type="float">
            <text:p>3.00E-017</text:p>
          </table:table-cell>
          <table:table-cell office:value-type="string" calcext:value-type="string">
            <text:p>NO</text:p>
          </table:table-cell>
          <table:table-cell office:value-type="float" office:value="4E-016" calcext:value-type="float">
            <text:p>4.00E-016</text:p>
          </table:table-cell>
          <table:table-cell office:value-type="float" office:value="6E-016" calcext:value-type="float">
            <text:p>6.00E-01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6E-018" calcext:value-type="float">
            <text:p>6.00E-018</text:p>
          </table:table-cell>
          <table:table-cell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18" calcext:value-type="float">
            <text:p>9.00E-018</text:p>
          </table:table-cell>
          <table:table-cell office:value-type="float" office:value="1E-017" calcext:value-type="float">
            <text:p>1.00E-01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lerotinia_sclerotiorum</text:p>
          </table:table-cell>
          <table:table-cell office:value-type="string" calcext:value-type="string">
            <text:p>NO</text:p>
          </table:table-cell>
          <table:table-cell office:value-type="float" office:value="8E-017" calcext:value-type="float">
            <text:p>8.00E-017</text:p>
          </table:table-cell>
          <table:table-cell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7" calcext:value-type="float">
            <text:p>4.00E-017</text:p>
          </table:table-cell>
          <table:table-cell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5E-018" calcext:value-type="float">
            <text:p>5.00E-01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porisorium_reilian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float" office:value="1E-015" calcext:value-type="float">
            <text:p>1.00E-015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6E-018" calcext:value-type="float">
            <text:p>6.00E-01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E-017" calcext:value-type="float">
            <text:p>9.00E-017</text:p>
          </table:table-cell>
          <table:table-cell office:value-type="float" office:value="8E-018" calcext:value-type="float">
            <text:p>8.00E-018</text:p>
          </table:table-cell>
          <table:table-cell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ichoderma_reese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2E-018" calcext:value-type="float">
            <text:p>2.00E-018</text:p>
          </table:table-cell>
          <table:table-cell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2E-017" calcext:value-type="float">
            <text:p>2.00E-017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ichoderma_viren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office:value-type="float" office:value="7E-016" calcext:value-type="float">
            <text:p>7.00E-016</text:p>
          </table:table-cell>
          <table:table-cell office:value-type="float" office:value="2E-018" calcext:value-type="float">
            <text:p>2.00E-01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6E-017" calcext:value-type="float">
            <text:p>6.00E-017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uber_melanosporum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7" calcext:value-type="float">
            <text:p>1.00E-01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float" office:value="1E-017" calcext:value-type="float">
            <text:p>1.00E-01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stilago_mayd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E-017" calcext:value-type="float">
            <text:p>5.00E-017</text:p>
          </table:table-cell>
          <table:table-cell office:value-type="float" office:value="1E-016" calcext:value-type="float">
            <text:p>1.00E-01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float" office:value="4E-016" calcext:value-type="float">
            <text:p>4.00E-016</text:p>
          </table:table-cell>
          <table:table-cell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3E-018" calcext:value-type="float">
            <text:p>3.00E-01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E-018" calcext:value-type="float">
            <text:p>2.00E-018</text:p>
          </table:table-cell>
          <table:table-cell office:value-type="float" office:value="8E-020" calcext:value-type="float">
            <text:p>8.00E-02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rticillium_dahliae</text:p>
          </table:table-cell>
          <table:table-cell table:number-columns-repeated="8" office:value-type="string" calcext:value-type="string">
            <text:p>NO</text:p>
          </table:table-cell>
          <table:table-cell table:number-columns-repeated="2" office:value-type="float" office:value="1E-015" calcext:value-type="float">
            <text:p>1.00E-015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1E-015" calcext:value-type="float">
            <text:p>1.00E-015</text:p>
          </table:table-cell>
          <table:table-cell office:value-type="float" office:value="6E-019" calcext:value-type="float">
            <text:p>6.00E-019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Yarrowia_lipolytic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6" calcext:value-type="float">
            <text:p>1.00E-016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E-017" calcext:value-type="float">
            <text:p>4.00E-017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5E-016" calcext:value-type="float">
            <text:p>5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ymoseptoria_tritici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float" office:value="1E-015" calcext:value-type="float">
            <text:p>1.00E-01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E-017" calcext:value-type="float">
            <text:p>4.00E-017</text:p>
          </table:table-cell>
          <table:table-cell office:value-type="float" office:value="9E-020" calcext:value-type="float">
            <text:p>9.00E-020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45:54.784350889</dc:date>
    <meta:document-statistic meta:table-count="1" meta:cell-count="1131" meta:object-count="0"/>
    <meta:generator>LibreOffice/4.2.4.2$Linux_X86_64 LibreOffice_project/420m0$Build-2</meta:generator>
  </office:meta>
</office:document-meta>
</file>